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72e" officeooo:paragraph-rsid="000cb72e"/>
    </style:style>
    <style:style style:name="P2" style:family="paragraph" style:parent-style-name="Standard">
      <style:paragraph-properties fo:text-align="center" style:justify-single-word="false"/>
      <style:text-properties officeooo:rsid="000cb72e" officeooo:paragraph-rsid="00132417"/>
    </style:style>
    <style:style style:name="P3" style:family="paragraph" style:parent-style-name="Standard">
      <style:paragraph-properties fo:line-height="170%" fo:text-align="center" style:justify-single-word="false"/>
      <style:text-properties fo:font-size="16pt" officeooo:rsid="000cb72e" officeooo:paragraph-rsid="000cb72e" style:font-size-asian="16pt" style:font-size-complex="16pt"/>
    </style:style>
    <style:style style:name="P4" style:family="paragraph" style:parent-style-name="Standard">
      <style:paragraph-properties fo:line-height="170%" fo:text-align="center" style:justify-single-word="false"/>
      <style:text-properties fo:font-size="16pt" officeooo:rsid="000cb72e" officeooo:paragraph-rsid="00132417" style:font-size-asian="16pt" style:font-size-complex="16pt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12pt" officeooo:rsid="000ef46d" officeooo:paragraph-rsid="000ef46d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rsid="000cb72e" officeooo:paragraph-rsid="000cb72e"/>
    </style:style>
    <style:style style:name="P7" style:family="paragraph" style:parent-style-name="Standard">
      <style:paragraph-properties fo:text-align="center" style:justify-single-word="false"/>
      <style:text-properties officeooo:rsid="000cb72e" officeooo:paragraph-rsid="00132417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5.286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ração Valente</text:span><text:tab/>Anderson Freire [ 10 ]</text:p>
      <text:p text:style-name="P1"/>
      <text:p text:style-name="P3">Circunstâncias dizem que não dá</text:p>
      <text:p text:style-name="P3">Falam que você está tão perto de parar</text:p>
      <text:p text:style-name="P3">Coração valente é assim que quero hoje te chamar</text:p>
      <text:p text:style-name="P3"/>
      <text:p text:style-name="P3">*** É normal na guerra se ferir</text:p>
      <text:p text:style-name="P3">E pra não morrer às vezes pensa em fugir</text:p>
      <text:p text:style-name="P3">Cego pelo medo</text:p>
      <text:p text:style-name="P3">Não vê que o gigante é bem menor que a mão de Deus</text:p>
      <text:p text:style-name="P3">Não quero contar na história que você morreu</text:p>
      <text:p text:style-name="P3">Se por um tempo você só adormeceu</text:p>
      <text:p text:style-name="P3"/>
      <text:p text:style-name="P3"><draw:custom-shape text:anchor-type="paragraph" draw:z-index="0" draw:style-name="gr1" draw:text-style-name="P8" svg:width="0.346cm" svg:height="5.287cm" svg:x="1.861cm" svg:y="-0.19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oração, por três dias Jesus parou de respirar</text:p>
      <text:p text:style-name="P3"><draw:frame text:anchor-type="paragraph" draw:z-index="1" draw:style-name="gr2" draw:text-style-name="P10" svg:width="0.477cm" svg:height="2.615cm" svg:x="1.095cm" svg:y="0.152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Pra fazer você ressuscitar</text:p>
      <text:p text:style-name="P3">Tudo bem, de carne você é</text:p>
      <text:p text:style-name="P3">Mas sua estrutura é a fé</text:p>
      <text:p text:style-name="P3">Coração valente, você não pode parar</text:p>
      <text:p text:style-name="P2"><text:span text:style-name="T1"/></text:p>
      <text:p text:style-name="P2"><text:span text:style-name="T1">Coração Valente</text:span><text:tab/>Anderson Freire [ 10 ]</text:p>
      <text:p text:style-name="P2"/>
      <text:p text:style-name="P4">Circunstâncias dizem que não dá</text:p>
      <text:p text:style-name="P4">Falam que você está tão perto de parar</text:p>
      <text:p text:style-name="P4">Coração valente é assim que quero hoje te chamar</text:p>
      <text:p text:style-name="P4"/>
      <text:p text:style-name="P4">*** É normal na guerra se ferir</text:p>
      <text:p text:style-name="P4">E pra não morrer às vezes pensa em fugir</text:p>
      <text:p text:style-name="P4">Cego pelo medo</text:p>
      <text:p text:style-name="P4">Não vê que o gigante é bem menor que a mão de Deus</text:p>
      <text:p text:style-name="P4">Não quero contar na história que você morreu</text:p>
      <text:p text:style-name="P4">Se por um tempo você só adormeceu</text:p>
      <text:p text:style-name="P4"/>
      <text:p text:style-name="P4"><draw:custom-shape text:anchor-type="paragraph" draw:z-index="2" draw:style-name="gr1" draw:text-style-name="P8" svg:width="0.346cm" svg:height="5.287cm" svg:x="1.861cm" svg:y="-0.19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oração, por três dias Jesus parou de respirar</text:p>
      <text:p text:style-name="P4"><draw:frame text:anchor-type="paragraph" draw:z-index="3" draw:style-name="gr2" draw:text-style-name="P10" svg:width="0.477cm" svg:height="2.615cm" svg:x="1.095cm" svg:y="0.152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Pra fazer você ressuscitar</text:p>
      <text:p text:style-name="P4">Tudo bem, de carne você é</text:p>
      <text:p text:style-name="P4">Mas sua estrutura é a fé</text:p>
      <text:p text:style-name="P4">Coração valente, você não pode parar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9:26.530200654</dc:date>
    <meta:editing-cycles>13</meta:editing-cycles>
    <meta:editing-duration>PT22M44S</meta:editing-duration>
    <meta:generator>LibreOffice/4.4.6.3$Linux_X86_64 LibreOffice_project/40m0$Build-3</meta:generator>
    <meta:document-statistic meta:table-count="0" meta:image-count="0" meta:object-count="0" meta:page-count="1" meta:paragraph-count="30" meta:word-count="212" meta:character-count="1048" meta:non-whitespace-character-count="866"/>
  </office:meta>
</office:document-meta>
</file>